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6.4029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354166666667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общий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6" table:number-columns-repeated="4" table:default-cell-style-name="ce5"/>
        <table:table-column table:style-name="co7" table:default-cell-style-name="ce5"/>
        <table:table-column table:style-name="co6" table:number-columns-repeated="16374" table:default-cell-style-name="ce5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4">
            <text:p>улица</text:p>
          </table:table-cell>
          <table:table-cell table:number-columns-repeated="16379" table:style-name="ce5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Андреев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Богоявлен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Вознесен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Воскресен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Высоцкого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Гагар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Гарина- Михайловского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Георгиев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ДРП-2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Есен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Железнодоро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им. А.А. Анисим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Кооператив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Куйбыше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Лен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Магис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Мир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Мичур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Молодогвардей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Нев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Нежин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Некрас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Нефтяников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Н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Октябрь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Олимпий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Парк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Пионер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Победы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Подстанция 11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Привокз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Пушк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Радонеж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Самар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Севе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Симиренко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Солн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Специалистов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Спортив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Степ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Сувор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Сусл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Троиц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Физкульту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Чуваск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Шукш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ГП Суходол</text:p>
          </table:table-cell>
          <table:table-cell office:value-type="string" table:style-name="ce7">
            <text:p>пгт. Суходол</text:p>
          </table:table-cell>
          <table:table-cell office:value-type="string" table:style-name="ce8">
            <text:p>ул. Юбилей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Антоновка</text:p>
          </table:table-cell>
          <table:table-cell office:value-type="string" table:style-name="ce7">
            <text:p>п.Антоновка</text:p>
          </table:table-cell>
          <table:table-cell office:value-type="string" table:style-name="ce7">
            <text:p>ул. Берег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Антоновка</text:p>
          </table:table-cell>
          <table:table-cell office:value-type="string" table:style-name="ce7">
            <text:p>п.Антоновка</text:p>
          </table:table-cell>
          <table:table-cell office:value-type="string" table:style-name="ce8">
            <text:p>ул. Кооператив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Антоновка</text:p>
          </table:table-cell>
          <table:table-cell office:value-type="string" table:style-name="ce7">
            <text:p>п.Антоновка</text:p>
          </table:table-cell>
          <table:table-cell office:value-type="string" table:style-name="ce8">
            <text:p>ул. Мичур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Антоновка</text:p>
          </table:table-cell>
          <table:table-cell office:value-type="string" table:style-name="ce7">
            <text:p>п.Антоновка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Антоновка</text:p>
          </table:table-cell>
          <table:table-cell office:value-type="string" table:style-name="ce7">
            <text:p>п.Антоновка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ерхняя Орлянка</text:p>
          </table:table-cell>
          <table:table-cell office:value-type="string" table:style-name="ce7">
            <text:p>с. Верхняя Орлянка</text:p>
          </table:table-cell>
          <table:table-cell office:value-type="string" table:style-name="ce8">
            <text:p>ул. Больни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ерхняя Орлянка</text:p>
          </table:table-cell>
          <table:table-cell office:value-type="string" table:style-name="ce7">
            <text:p>с. Верхняя Орлянка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ерхняя Орлянка</text:p>
          </table:table-cell>
          <table:table-cell office:value-type="string" table:style-name="ce7">
            <text:p>с. Верхняя Орлянка</text:p>
          </table:table-cell>
          <table:table-cell office:value-type="string" table:style-name="ce8">
            <text:p>ул. Калин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ерхняя Орлянка</text:p>
          </table:table-cell>
          <table:table-cell office:value-type="string" table:style-name="ce7">
            <text:p>с. Верхняя Орлянка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ерхняя Орлянка</text:p>
          </table:table-cell>
          <table:table-cell office:value-type="string" table:style-name="ce7">
            <text:p>с. Верхняя Орлянка</text:p>
          </table:table-cell>
          <table:table-cell office:value-type="string" table:style-name="ce8">
            <text:p>ул. Нефтяников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ерхняя Орлянка</text:p>
          </table:table-cell>
          <table:table-cell office:value-type="string" table:style-name="ce7">
            <text:p>с. Верхняя Орлянка</text:p>
          </table:table-cell>
          <table:table-cell office:value-type="string" table:style-name="ce8">
            <text:p>ул. Почт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ерхняя Орлянка</text:p>
          </table:table-cell>
          <table:table-cell office:value-type="string" table:style-name="ce7">
            <text:p>с. Верхняя Орлянка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ерхняя Орлянка</text:p>
          </table:table-cell>
          <table:table-cell office:value-type="string" table:style-name="ce7">
            <text:p>с. Верхняя Орлянка</text:p>
          </table:table-cell>
          <table:table-cell office:value-type="string" table:style-name="ce8">
            <text:p>ул. Фрунзе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ерхняя Орлянка</text:p>
          </table:table-cell>
          <table:table-cell office:value-type="string" table:style-name="ce8">
            <text:p>п. Алимовка</text:p>
          </table:table-cell>
          <table:table-cell office:value-type="string" table:style-name="ce8">
            <text:p>ул. Чапае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ерхняя Орлянка</text:p>
          </table:table-cell>
          <table:table-cell office:value-type="string" table:style-name="ce7">
            <text:p>п. Калиновый Ключ</text:p>
          </table:table-cell>
          <table:table-cell office:value-type="string" table:style-name="ce8">
            <text:p>ул. Чапае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ерхняя Орлянка</text:p>
          </table:table-cell>
          <table:table-cell office:value-type="string" table:style-name="ce7">
            <text:p>с. Средняя Орлянка</text:p>
          </table:table-cell>
          <table:table-cell office:value-type="string" table:style-name="ce8">
            <text:p>ул. Придоро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ерхняя Орлянка</text:p>
          </table:table-cell>
          <table:table-cell office:value-type="string" table:style-name="ce7">
            <text:p>с. Средняя Орлянка</text:p>
          </table:table-cell>
          <table:table-cell office:value-type="string" table:style-name="ce7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оротнее</text:p>
          </table:table-cell>
          <table:table-cell office:value-type="string" table:style-name="ce7">
            <text:p>с. Воротнее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оротнее</text:p>
          </table:table-cell>
          <table:table-cell office:value-type="string" table:style-name="ce7">
            <text:p>с. Воротнее</text:p>
          </table:table-cell>
          <table:table-cell office:value-type="string" table:style-name="ce8">
            <text:p>ул. Москов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оротнее</text:p>
          </table:table-cell>
          <table:table-cell office:value-type="string" table:style-name="ce7">
            <text:p>с. Воротнее</text:p>
          </table:table-cell>
          <table:table-cell office:value-type="string" table:style-name="ce8">
            <text:p>ул. Парк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оротнее</text:p>
          </table:table-cell>
          <table:table-cell office:value-type="string" table:style-name="ce7">
            <text:p>с. Воротнее</text:p>
          </table:table-cell>
          <table:table-cell office:value-type="string" table:style-name="ce8">
            <text:p>ул. Почт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оротнее</text:p>
          </table:table-cell>
          <table:table-cell office:value-type="string" table:style-name="ce7">
            <text:p>с. Воротнее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оротнее</text:p>
          </table:table-cell>
          <table:table-cell office:value-type="string" table:style-name="ce7">
            <text:p>с. Воротнее</text:p>
          </table:table-cell>
          <table:table-cell office:value-type="string" table:style-name="ce8">
            <text:p>ул. Специалистов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оротнее</text:p>
          </table:table-cell>
          <table:table-cell office:value-type="string" table:style-name="ce7">
            <text:p>с. Воротнее</text:p>
          </table:table-cell>
          <table:table-cell office:value-type="string" table:style-name="ce8">
            <text:p>ул. пер. Специалистов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оротнее</text:p>
          </table:table-cell>
          <table:table-cell office:value-type="string" table:style-name="ce7">
            <text:p>с. Воротнее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оротнее</text:p>
          </table:table-cell>
          <table:table-cell office:value-type="string" table:style-name="ce7">
            <text:p>с. Елховка</text:p>
          </table:table-cell>
          <table:table-cell table:style-name="ce7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оротнее</text:p>
          </table:table-cell>
          <table:table-cell office:value-type="string" table:style-name="ce7">
            <text:p>аул Краснорыльский</text:p>
          </table:table-cell>
          <table:table-cell table:style-name="ce8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оротнее</text:p>
          </table:table-cell>
          <table:table-cell office:value-type="string" table:style-name="ce7">
            <text:p>п.Красные Дубки</text:p>
          </table:table-cell>
          <table:table-cell office:value-type="string" table:style-name="ce8">
            <text:p>ул. Гагар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оротнее</text:p>
          </table:table-cell>
          <table:table-cell office:value-type="string" table:style-name="ce7">
            <text:p>п.Красные Дубки</text:p>
          </table:table-cell>
          <table:table-cell office:value-type="string" table:style-name="ce8">
            <text:p>ул. Лес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оротнее</text:p>
          </table:table-cell>
          <table:table-cell office:value-type="string" table:style-name="ce7">
            <text:p>п.Красные Дубки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оротнее</text:p>
          </table:table-cell>
          <table:table-cell office:value-type="string" table:style-name="ce7">
            <text:p>п.Красные Дубки</text:p>
          </table:table-cell>
          <table:table-cell office:value-type="string" table:style-name="ce8">
            <text:p>ул. Рабоч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оротнее</text:p>
          </table:table-cell>
          <table:table-cell office:value-type="string" table:style-name="ce7">
            <text:p>п.Красные Дубки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Воротнее</text:p>
          </table:table-cell>
          <table:table-cell office:value-type="string" table:style-name="ce7">
            <text:p>п. Лагода</text:p>
          </table:table-cell>
          <table:table-cell office:value-type="string" table:style-name="ce8">
            <text:p>ул. Лагод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Елшанка</text:p>
          </table:table-cell>
          <table:table-cell office:value-type="string" table:style-name="ce8">
            <text:p>ул. Кольц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Елшанка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Елшанка</text:p>
          </table:table-cell>
          <table:table-cell office:value-type="string" table:style-name="ce8">
            <text:p>ул. Победы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Елшанка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Елшанка</text:p>
          </table:table-cell>
          <table:table-cell office:value-type="string" table:style-name="ce8">
            <text:p>ул. Степ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Елшанка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Большая Чесноковка</text:p>
          </table:table-cell>
          <table:table-cell office:value-type="string" table:style-name="ce7">
            <text:p>ул. Набер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Большая Чесноковка</text:p>
          </table:table-cell>
          <table:table-cell office:value-type="string" table:style-name="ce7">
            <text:p>ул. 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Большая Чесноковка</text:p>
          </table:table-cell>
          <table:table-cell office:value-type="string" table:style-name="ce7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Мордовская Селитьба</text:p>
          </table:table-cell>
          <table:table-cell office:value-type="string" table:style-name="ce7">
            <text:p>ул. Кооператив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Мордовская Селитьба</text:p>
          </table:table-cell>
          <table:table-cell office:value-type="string" table:style-name="ce7">
            <text:p>ул. Крестьян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Мордовская Селитьба</text:p>
          </table:table-cell>
          <table:table-cell office:value-type="string" table:style-name="ce7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Мордовская Селитьба</text:p>
          </table:table-cell>
          <table:table-cell office:value-type="string" table:style-name="ce7">
            <text:p>ул. Совет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Мордовская Селитьба</text:p>
          </table:table-cell>
          <table:table-cell office:value-type="string" table:style-name="ce7">
            <text:p>ул. Солн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Чекалино</text:p>
          </table:table-cell>
          <table:table-cell office:value-type="string" table:style-name="ce7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Чекалино</text:p>
          </table:table-cell>
          <table:table-cell office:value-type="string" table:style-name="ce7">
            <text:p>ул. Набер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Чекалино</text:p>
          </table:table-cell>
          <table:table-cell office:value-type="string" table:style-name="ce7">
            <text:p>ул. Самар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Чекалино</text:p>
          </table:table-cell>
          <table:table-cell office:value-type="string" table:style-name="ce7">
            <text:p>ул. Совет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Чекалино</text:p>
          </table:table-cell>
          <table:table-cell office:value-type="string" table:style-name="ce7">
            <text:p>ул. Специалистов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Чекалино</text:p>
          </table:table-cell>
          <table:table-cell office:value-type="string" table:style-name="ce7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с. Чекалино</text:p>
          </table:table-cell>
          <table:table-cell office:value-type="string" table:style-name="ce7">
            <text:p>ул. Шоссей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п. Отрада</text:p>
          </table:table-cell>
          <table:table-cell office:value-type="string" table:style-name="ce7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п. Чемеричный</text:p>
          </table:table-cell>
          <table:table-cell office:value-type="string" table:style-name="ce7">
            <text:p>ул. Зеле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п. Чемеричный</text:p>
          </table:table-cell>
          <table:table-cell office:value-type="string" table:style-name="ce7">
            <text:p>ул. Солн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д. Большие Пичерки</text:p>
          </table:table-cell>
          <table:table-cell office:value-type="string" table:style-name="ce7">
            <text:p>ул. Да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Елшанка</text:p>
          </table:table-cell>
          <table:table-cell office:value-type="string" table:style-name="ce7">
            <text:p>д. Большие Пичерки</text:p>
          </table:table-cell>
          <table:table-cell office:value-type="string" table:style-name="ce7">
            <text:p>ул. 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Захаркино</text:p>
          </table:table-cell>
          <table:table-cell office:value-type="string" table:style-name="ce7">
            <text:p>с. Захаркино</text:p>
          </table:table-cell>
          <table:table-cell office:value-type="string" table:style-name="ce7">
            <text:p>ул. Москов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Захаркино</text:p>
          </table:table-cell>
          <table:table-cell office:value-type="string" table:style-name="ce7">
            <text:p>с. Захаркино</text:p>
          </table:table-cell>
          <table:table-cell office:value-type="string" table:style-name="ce7">
            <text:p>пер. Пролетарский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Захаркино</text:p>
          </table:table-cell>
          <table:table-cell office:value-type="string" table:style-name="ce7">
            <text:p>с. Нижняя Козловка</text:p>
          </table:table-cell>
          <table:table-cell office:value-type="string" table:style-name="ce7">
            <text:p>ул. Колхоз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Захаркино</text:p>
          </table:table-cell>
          <table:table-cell office:value-type="string" table:style-name="ce7">
            <text:p>с. Нижняя Козловка</text:p>
          </table:table-cell>
          <table:table-cell office:value-type="string" table:style-name="ce7">
            <text:p>ул. 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Захаркино</text:p>
          </table:table-cell>
          <table:table-cell office:value-type="string" table:style-name="ce7">
            <text:p>с. Комаро-Умёт</text:p>
          </table:table-cell>
          <table:table-cell office:value-type="string" table:style-name="ce7">
            <text:p>ул. Сквоз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Захаркино</text:p>
          </table:table-cell>
          <table:table-cell office:value-type="string" table:style-name="ce7">
            <text:p>с. Сидоровка</text:p>
          </table:table-cell>
          <table:table-cell office:value-type="string" table:style-name="ce7">
            <text:p>ул. Курско-Пензен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Захаркино</text:p>
          </table:table-cell>
          <table:table-cell office:value-type="string" table:style-name="ce7">
            <text:p>с. Сидоровка</text:p>
          </table:table-cell>
          <table:table-cell office:value-type="string" table:style-name="ce7">
            <text:p>ул. Рабоч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Захаркино</text:p>
          </table:table-cell>
          <table:table-cell office:value-type="string" table:style-name="ce7">
            <text:p>с. Сидоровка</text:p>
          </table:table-cell>
          <table:table-cell office:value-type="string" table:style-name="ce7">
            <text:p>ул. Степ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Захаркино</text:p>
          </table:table-cell>
          <table:table-cell office:value-type="string" table:style-name="ce7">
            <text:p>п. Отрада</text:p>
          </table:table-cell>
          <table:table-cell office:value-type="string" table:style-name="ce7">
            <text:p>ул. Да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Захаркино</text:p>
          </table:table-cell>
          <table:table-cell office:value-type="string" table:style-name="ce7">
            <text:p>п. Отрада</text:p>
          </table:table-cell>
          <table:table-cell office:value-type="string" table:style-name="ce7">
            <text:p>ул. Озе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Захаркино</text:p>
          </table:table-cell>
          <table:table-cell office:value-type="string" table:style-name="ce7">
            <text:p>п. Отрада</text:p>
          </table:table-cell>
          <table:table-cell office:value-type="string" table:style-name="ce7">
            <text:p>ул. 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линовка</text:p>
          </table:table-cell>
          <table:table-cell office:value-type="string" table:style-name="ce7">
            <text:p>с. Калиновка</text:p>
          </table:table-cell>
          <table:table-cell office:value-type="string" table:style-name="ce7">
            <text:p>ул. Революцион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линовка</text:p>
          </table:table-cell>
          <table:table-cell office:value-type="string" table:style-name="ce7">
            <text:p>с. Калиновка</text:p>
          </table:table-cell>
          <table:table-cell office:value-type="string" table:style-name="ce7">
            <text:p>ул. Каськова К.А.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линовка</text:p>
          </table:table-cell>
          <table:table-cell office:value-type="string" table:style-name="ce7">
            <text:p>с. Калиновка</text:p>
          </table:table-cell>
          <table:table-cell office:value-type="string" table:style-name="ce7">
            <text:p>ул. Луг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линовка</text:p>
          </table:table-cell>
          <table:table-cell office:value-type="string" table:style-name="ce7">
            <text:p>с. Калиновка</text:p>
          </table:table-cell>
          <table:table-cell office:value-type="string" table:style-name="ce7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линовка</text:p>
          </table:table-cell>
          <table:table-cell office:value-type="string" table:style-name="ce7">
            <text:p>с. Калиновка</text:p>
          </table:table-cell>
          <table:table-cell office:value-type="string" table:style-name="ce7">
            <text:p>ул. Первомай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линовка</text:p>
          </table:table-cell>
          <table:table-cell office:value-type="string" table:style-name="ce7">
            <text:p>с. Калиновка</text:p>
          </table:table-cell>
          <table:table-cell office:value-type="string" table:style-name="ce7">
            <text:p>ул. Рабоч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линовка</text:p>
          </table:table-cell>
          <table:table-cell office:value-type="string" table:style-name="ce7">
            <text:p>с. Калиновка</text:p>
          </table:table-cell>
          <table:table-cell office:value-type="string" table:style-name="ce7">
            <text:p>ул. 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линовка</text:p>
          </table:table-cell>
          <table:table-cell office:value-type="string" table:style-name="ce7">
            <text:p>с. Калиновка</text:p>
          </table:table-cell>
          <table:table-cell office:value-type="string" table:style-name="ce7">
            <text:p>ул. Свободы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линовка</text:p>
          </table:table-cell>
          <table:table-cell office:value-type="string" table:style-name="ce7">
            <text:p>с. Калиновка</text:p>
          </table:table-cell>
          <table:table-cell office:value-type="string" table:style-name="ce7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линовка</text:p>
          </table:table-cell>
          <table:table-cell office:value-type="string" table:style-name="ce7">
            <text:p>с. Ендурайкино</text:p>
          </table:table-cell>
          <table:table-cell office:value-type="string" table:style-name="ce7">
            <text:p>ул. Лес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линовка</text:p>
          </table:table-cell>
          <table:table-cell office:value-type="string" table:style-name="ce7">
            <text:p>с. Ендурайкино</text:p>
          </table:table-cell>
          <table:table-cell office:value-type="string" table:style-name="ce7">
            <text:p>ул. 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линовка</text:p>
          </table:table-cell>
          <table:table-cell office:value-type="string" table:style-name="ce7">
            <text:p>с. Карабаевка</text:p>
          </table:table-cell>
          <table:table-cell office:value-type="string" table:style-name="ce7">
            <text:p>ул. Лес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линовка</text:p>
          </table:table-cell>
          <table:table-cell office:value-type="string" table:style-name="ce7">
            <text:p>с. Карабаевка</text:p>
          </table:table-cell>
          <table:table-cell office:value-type="string" table:style-name="ce7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линовка</text:p>
          </table:table-cell>
          <table:table-cell office:value-type="string" table:style-name="ce7">
            <text:p>с. Карабаевка</text:p>
          </table:table-cell>
          <table:table-cell office:value-type="string" table:style-name="ce7">
            <text:p>ул. Родник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7">
            <text:p>с. Кандабулак</text:p>
          </table:table-cell>
          <table:table-cell office:value-type="string" table:style-name="ce7">
            <text:p>ул. Безымян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7">
            <text:p>с. Кандабулак</text:p>
          </table:table-cell>
          <table:table-cell office:value-type="string" table:style-name="ce7">
            <text:p>ул. Больни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7">
            <text:p>с. Кандабулак</text:p>
          </table:table-cell>
          <table:table-cell office:value-type="string" table:style-name="ce7">
            <text:p>ул. Горбун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7">
            <text:p>с. Кандабулак</text:p>
          </table:table-cell>
          <table:table-cell office:value-type="string" table:style-name="ce7">
            <text:p>ул. Краснояр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7">
            <text:p>с. Кандабулак</text:p>
          </table:table-cell>
          <table:table-cell office:value-type="string" table:style-name="ce7">
            <text:p>ул. Лес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7">
            <text:p>с. Кандабулак</text:p>
          </table:table-cell>
          <table:table-cell office:value-type="string" table:style-name="ce8">
            <text:p>ул. Мельни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7">
            <text:p>с. Кандабулак</text:p>
          </table:table-cell>
          <table:table-cell office:value-type="string" table:style-name="ce7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7">
            <text:p>с. Кандабулак</text:p>
          </table:table-cell>
          <table:table-cell office:value-type="string" table:style-name="ce7">
            <text:p>ул. Набер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7">
            <text:p>с. Кандабулак</text:p>
          </table:table-cell>
          <table:table-cell office:value-type="string" table:style-name="ce8">
            <text:p>ул. Наго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7">
            <text:p>с. Кандабулак</text:p>
          </table:table-cell>
          <table:table-cell office:value-type="string" table:style-name="ce7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7">
            <text:p>с. Кандабулак</text:p>
          </table:table-cell>
          <table:table-cell office:value-type="string" table:style-name="ce7">
            <text:p>ул. Рабоч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7">
            <text:p>с. Кандабулак</text:p>
          </table:table-cell>
          <table:table-cell office:value-type="string" table:style-name="ce7">
            <text:p>ул. Рыж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7">
            <text:p>с. Кандабулак</text:p>
          </table:table-cell>
          <table:table-cell office:value-type="string" table:style-name="ce7">
            <text:p>ул. Специалистов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7">
            <text:p>с. Кандабулак</text:p>
          </table:table-cell>
          <table:table-cell office:value-type="string" table:style-name="ce7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7">
            <text:p>с. Большая Лозовка</text:p>
          </table:table-cell>
          <table:table-cell table:style-name="ce8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8">
            <text:p>с. Спасское</text:p>
          </table:table-cell>
          <table:table-cell office:value-type="string" table:style-name="ce7">
            <text:p>ул. Интернацион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8">
            <text:p>с. Спасское</text:p>
          </table:table-cell>
          <table:table-cell office:value-type="string" table:style-name="ce8">
            <text:p>ул. Комсомоль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8">
            <text:p>с. Спасское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8">
            <text:p>с. Спасское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8">
            <text:p>с. Спасское</text:p>
          </table:table-cell>
          <table:table-cell office:value-type="string" table:style-name="ce8">
            <text:p>ул. Рабоч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8">
            <text:p>с. Спасское</text:p>
          </table:table-cell>
          <table:table-cell office:value-type="string" table:style-name="ce8">
            <text:p>ул. Специалистов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ндабулак</text:p>
          </table:table-cell>
          <table:table-cell office:value-type="string" table:style-name="ce8">
            <text:p>с. Спасское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Кармало-Аделяково</text:p>
          </table:table-cell>
          <table:table-cell office:value-type="string" table:style-name="ce8">
            <text:p>ул. Гара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Кармало-Аделяково</text:p>
          </table:table-cell>
          <table:table-cell office:value-type="string" table:style-name="ce8">
            <text:p>ул. Заовра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Кармало-Аделяково</text:p>
          </table:table-cell>
          <table:table-cell office:value-type="string" table:style-name="ce8">
            <text:p>ул. Комсомоль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Кармало-Аделяково</text:p>
          </table:table-cell>
          <table:table-cell office:value-type="string" table:style-name="ce8">
            <text:p>ул. Лен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Кармало-Аделяково</text:p>
          </table:table-cell>
          <table:table-cell office:value-type="string" table:style-name="ce8">
            <text:p>ул. Лес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Кармало-Аделяково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Кармало-Аделяково</text:p>
          </table:table-cell>
          <table:table-cell office:value-type="string" table:style-name="ce8">
            <text:p>ул. Наго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Кармало-Аделяково</text:p>
          </table:table-cell>
          <table:table-cell office:value-type="string" table:style-name="ce8">
            <text:p>ул. Октябрь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Кармало-Аделяково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Кармало-Аделяково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Кармало-Аделяково</text:p>
          </table:table-cell>
          <table:table-cell office:value-type="string" table:style-name="ce8">
            <text:p>ул. Юбилей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Старое Якушкино</text:p>
          </table:table-cell>
          <table:table-cell office:value-type="string" table:style-name="ce7">
            <text:p>ул. За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Старое Якушкино</text:p>
          </table:table-cell>
          <table:table-cell office:value-type="string" table:style-name="ce8">
            <text:p>ул. Мир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Старое Якушкино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Старое Якушкино</text:p>
          </table:table-cell>
          <table:table-cell office:value-type="string" table:style-name="ce8">
            <text:p>ул. Победы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Старое Якушкино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Старое Якушкино</text:p>
          </table:table-cell>
          <table:table-cell office:value-type="string" table:style-name="ce8">
            <text:p>ул. Свободы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Старое Якушкино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Старое Якушкино</text:p>
          </table:table-cell>
          <table:table-cell office:value-type="string" table:style-name="ce8">
            <text:p>ул. Спортив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с. Старое Якушкино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армало-Аделяково</text:p>
          </table:table-cell>
          <table:table-cell office:value-type="string" table:style-name="ce7">
            <text:p>п. Первомайский</text:p>
          </table:table-cell>
          <table:table-cell table:style-name="ce7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с.Красносельское</text:p>
          </table:table-cell>
          <table:table-cell office:value-type="string" table:style-name="ce7">
            <text:p>пер. Зеленый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с.Красносельское</text:p>
          </table:table-cell>
          <table:table-cell office:value-type="string" table:style-name="ce7">
            <text:p>ул. Лес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с.Красносельское</text:p>
          </table:table-cell>
          <table:table-cell office:value-type="string" table:style-name="ce7">
            <text:p>ул. Н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с.Красносельское</text:p>
          </table:table-cell>
          <table:table-cell office:value-type="string" table:style-name="ce7">
            <text:p>ул. Петра Ганюш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с.Красносельское</text:p>
          </table:table-cell>
          <table:table-cell office:value-type="string" table:style-name="ce7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с.Красносельское</text:p>
          </table:table-cell>
          <table:table-cell office:value-type="string" table:style-name="ce7">
            <text:p>ул. Рабоч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с.Красносельское</text:p>
          </table:table-cell>
          <table:table-cell office:value-type="string" table:style-name="ce7">
            <text:p>ул. Совет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с.Красносельское</text:p>
          </table:table-cell>
          <table:table-cell office:value-type="string" table:style-name="ce7">
            <text:p>ул. Совхоз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с.Красносельское</text:p>
          </table:table-cell>
          <table:table-cell office:value-type="string" table:style-name="ce7">
            <text:p>пер.Центральный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с.Красносельское</text:p>
          </table:table-cell>
          <table:table-cell office:value-type="string" table:style-name="ce7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с. <text:s/>Королёвка</text:p>
          </table:table-cell>
          <table:table-cell table:style-name="ce7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с. <text:s/>Мамыково</text:p>
          </table:table-cell>
          <table:table-cell table:style-name="ce7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п. Малые Ключи</text:p>
          </table:table-cell>
          <table:table-cell office:value-type="string" table:style-name="ce7">
            <text:p>ул. Животноводов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п. Малые Ключи</text:p>
          </table:table-cell>
          <table:table-cell office:value-type="string" table:style-name="ce7">
            <text:p>ул. 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п. Ровный</text:p>
          </table:table-cell>
          <table:table-cell office:value-type="string" table:style-name="ce7">
            <text:p>ул. Зеле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п. Ровный</text:p>
          </table:table-cell>
          <table:table-cell office:value-type="string" table:style-name="ce7">
            <text:p>ул. Левогран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расносельское</text:p>
          </table:table-cell>
          <table:table-cell office:value-type="string" table:style-name="ce7">
            <text:p>п. Ровный</text:p>
          </table:table-cell>
          <table:table-cell office:value-type="string" table:style-name="ce7">
            <text:p>ул. Озе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утузовский</text:p>
          </table:table-cell>
          <table:table-cell office:value-type="string" table:style-name="ce7">
            <text:p>п. Кутузовский</text:p>
          </table:table-cell>
          <table:table-cell office:value-type="string" table:style-name="ce7">
            <text:p>ул. Мир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утузовский</text:p>
          </table:table-cell>
          <table:table-cell office:value-type="string" table:style-name="ce7">
            <text:p>п. Кутузовский</text:p>
          </table:table-cell>
          <table:table-cell office:value-type="string" table:style-name="ce7">
            <text:p>ул. Н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утузовский</text:p>
          </table:table-cell>
          <table:table-cell office:value-type="string" table:style-name="ce7">
            <text:p>п. Кутузовский</text:p>
          </table:table-cell>
          <table:table-cell office:value-type="string" table:style-name="ce8">
            <text:p>ул. Подлес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утузовский</text:p>
          </table:table-cell>
          <table:table-cell office:value-type="string" table:style-name="ce7">
            <text:p>п. Кутузовский</text:p>
          </table:table-cell>
          <table:table-cell office:value-type="string" table:style-name="ce7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утузовский</text:p>
          </table:table-cell>
          <table:table-cell office:value-type="string" table:style-name="ce7">
            <text:p>п. Кутузовский</text:p>
          </table:table-cell>
          <table:table-cell office:value-type="string" table:style-name="ce7">
            <text:p>ул. 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утузовский</text:p>
          </table:table-cell>
          <table:table-cell office:value-type="string" table:style-name="ce7">
            <text:p>п. Кутузовский</text:p>
          </table:table-cell>
          <table:table-cell office:value-type="string" table:style-name="ce8">
            <text:p>ул. Специалистов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утузовский</text:p>
          </table:table-cell>
          <table:table-cell office:value-type="string" table:style-name="ce7">
            <text:p>п. Кутузовский</text:p>
          </table:table-cell>
          <table:table-cell office:value-type="string" table:style-name="ce7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утузовский</text:p>
          </table:table-cell>
          <table:table-cell office:value-type="string" table:style-name="ce7">
            <text:p>п. Кутузовский</text:p>
          </table:table-cell>
          <table:table-cell office:value-type="string" table:style-name="ce7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утузовский</text:p>
          </table:table-cell>
          <table:table-cell office:value-type="string" table:style-name="ce7">
            <text:p>п. Круглый Куст</text:p>
          </table:table-cell>
          <table:table-cell table:style-name="ce8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утузовский</text:p>
          </table:table-cell>
          <table:table-cell office:value-type="string" table:style-name="ce7">
            <text:p>п. Лесозавод</text:p>
          </table:table-cell>
          <table:table-cell table:style-name="ce8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утузовский</text:p>
          </table:table-cell>
          <table:table-cell office:value-type="string" table:style-name="ce7">
            <text:p>п. Шаровка</text:p>
          </table:table-cell>
          <table:table-cell office:value-type="string" table:style-name="ce8">
            <text:p>ул. Лес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утузовский</text:p>
          </table:table-cell>
          <table:table-cell office:value-type="string" table:style-name="ce7">
            <text:p>п. Шаровка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утузовский</text:p>
          </table:table-cell>
          <table:table-cell office:value-type="string" table:style-name="ce7">
            <text:p>с. Красный Городок</text:p>
          </table:table-cell>
          <table:table-cell table:style-name="ce8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утузовский</text:p>
          </table:table-cell>
          <table:table-cell office:value-type="string" table:style-name="ce7">
            <text:p>с. Славкино</text:p>
          </table:table-cell>
          <table:table-cell table:style-name="ce8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Кутузовский</text:p>
          </table:table-cell>
          <table:table-cell office:value-type="string" table:style-name="ce7">
            <text:p>хутор Вольница</text:p>
          </table:table-cell>
          <table:table-cell table:style-name="ce8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Липовка</text:p>
          </table:table-cell>
          <table:table-cell office:value-type="string" table:style-name="ce7">
            <text:p>пер. Мостовой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Липовка</text:p>
          </table:table-cell>
          <table:table-cell office:value-type="string" table:style-name="ce8">
            <text:p>пер. Специалистов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Старая Дмитриевка</text:p>
          </table:table-cell>
          <table:table-cell office:value-type="string" table:style-name="ce8">
            <text:p>ул. Гара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Старая Дмитриевка</text:p>
          </table:table-cell>
          <table:table-cell office:value-type="string" table:style-name="ce8">
            <text:p>ул. Заозе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Старая Дмитриевка</text:p>
          </table:table-cell>
          <table:table-cell office:value-type="string" table:style-name="ce8">
            <text:p>ул. Зеле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Старая Дмитриевка</text:p>
          </table:table-cell>
          <table:table-cell office:value-type="string" table:style-name="ce8">
            <text:p>ул. Кооператив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Старая Дмитриевка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Старая Дмитриевка</text:p>
          </table:table-cell>
          <table:table-cell office:value-type="string" table:style-name="ce8">
            <text:p>ул. Н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Старая Дмитриевка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Старая Дмитриевка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Липовка</text:p>
          </table:table-cell>
          <table:table-cell office:value-type="string" table:style-name="ce7">
            <text:p>с. Старая Дмитриевка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Светлодольск</text:p>
          </table:table-cell>
          <table:table-cell office:value-type="string" table:style-name="ce8">
            <text:p>ул. Гагарина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Светлодольск</text:p>
          </table:table-cell>
          <table:table-cell office:value-type="string" table:style-name="ce8">
            <text:p>ул. Джамбуль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Светлодольск</text:p>
          </table:table-cell>
          <table:table-cell office:value-type="string" table:style-name="ce8">
            <text:p>ул. Зеле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Светлодольск</text:p>
          </table:table-cell>
          <table:table-cell office:value-type="string" table:style-name="ce8">
            <text:p>ул. Комсомоль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Светлодольск</text:p>
          </table:table-cell>
          <table:table-cell office:value-type="string" table:style-name="ce8">
            <text:p>ул. Лен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Светлодольск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Светлодольск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Светлодольск</text:p>
          </table:table-cell>
          <table:table-cell office:value-type="string" table:style-name="ce8">
            <text:p>ул. Н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Светлодольск</text:p>
          </table:table-cell>
          <table:table-cell office:value-type="string" table:style-name="ce8">
            <text:p>ул. Пионер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Светлодольск</text:p>
          </table:table-cell>
          <table:table-cell office:value-type="string" table:style-name="ce8">
            <text:p>ул. Подго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Светлодольск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Светлодольск</text:p>
          </table:table-cell>
          <table:table-cell office:value-type="string" table:style-name="ce8">
            <text:p>ул. Рабоч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Светлодольск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Светлодольск</text:p>
          </table:table-cell>
          <table:table-cell office:value-type="string" table:style-name="ce8">
            <text:p>ул. Ю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с. Нероновка<text:s/></text:p>
          </table:table-cell>
          <table:table-cell office:value-type="string" table:style-name="ce8">
            <text:p>ул. Мир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с. Нероновка<text:s/>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с. Нероновка<text:s/>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с. Нероновка<text:s/>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с. Нижняя Орлянка<text:s/>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Новая Елховка</text:p>
          </table:table-cell>
          <table:table-cell office:value-type="string" table:style-name="ce8">
            <text:p>ул. Заречная <text:s/> 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Новая Елховка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Новая Елховка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с. Павловка<text:s/>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Участок Сок<text:s/>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Участок Сок<text:s/></text:p>
          </table:table-cell>
          <table:table-cell office:value-type="string" table:style-name="ce8">
            <text:p>ул. Специалистов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ветлодольск</text:p>
          </table:table-cell>
          <table:table-cell office:value-type="string" table:style-name="ce7">
            <text:p>п. Участок Сок<text:s/>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65 лет Победы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А.Галяшина,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А.Матрос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Бр. Алехиных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Бр. Тимашевых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В. Комар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В. Терешковой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Волж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Восто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Г. Михайловского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Гагар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Городок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З. Космодемьянской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Завод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Звезд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Зеле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К. Маркс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Комсомоль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Кооператив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Крутой Тупик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Куйбыше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Л. Толстого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Лен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Лермонт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Лес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М. Горького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Мир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пер. Московский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Н. Красн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Н. Крупской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Наго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Н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Новонабер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Октябрь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Островского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П. Ганюш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Парк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Первомай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Петра Великого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Пионер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Плехан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Рабоч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Район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Революцион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Самар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Севе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Сергиев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Совет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Сок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Солн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Спортив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Степ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Строителей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Фрунзе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7">
            <text:p>ул. Чапае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Шоссей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Сергиевск</text:p>
          </table:table-cell>
          <table:table-cell office:value-type="string" table:style-name="ce8">
            <text:p>ул. Юбилей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Боровка</text:p>
          </table:table-cell>
          <table:table-cell office:value-type="string" table:style-name="ce8">
            <text:p>ул. Ново-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Боровка</text:p>
          </table:table-cell>
          <table:table-cell office:value-type="string" table:style-name="ce8">
            <text:p>ул. Юбилей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Боровка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Боровка</text:p>
          </table:table-cell>
          <table:table-cell office:value-type="string" table:style-name="ce8">
            <text:p>пер. Молодежный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Боровка</text:p>
          </table:table-cell>
          <table:table-cell office:value-type="string" table:style-name="ce8">
            <text:p>пер. Речной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Боровка</text:p>
          </table:table-cell>
          <table:table-cell office:value-type="string" table:style-name="ce8">
            <text:p>пер. Специалистов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Успенка</text:p>
          </table:table-cell>
          <table:table-cell office:value-type="string" table:style-name="ce8">
            <text:p>ул. Лесная  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Успенка</text:p>
          </table:table-cell>
          <table:table-cell office:value-type="string" table:style-name="ce8">
            <text:p>ул. Партизан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Успенка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с. Успенка</text:p>
          </table:table-cell>
          <table:table-cell office:value-type="string" table:style-name="ce8">
            <text:p>пер. Молодежный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п. Глубокий</text:p>
          </table:table-cell>
          <table:table-cell table:style-name="ce8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п. Михайловка</text:p>
          </table:table-cell>
          <table:table-cell table:style-name="ce8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п. Рогатка</text:p>
          </table:table-cell>
          <table:table-cell table:style-name="ce8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п. Рыбопитомник</text:p>
          </table:table-cell>
          <table:table-cell table:style-name="ce8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гиевск</text:p>
          </table:table-cell>
          <table:table-cell office:value-type="string" table:style-name="ce7">
            <text:p>д. Студеный Ключ</text:p>
          </table:table-cell>
          <table:table-cell table:style-name="ce8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Вокз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Восто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Гагар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К.Маркс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Калин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Кир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Комар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Комсомоль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Куйбыше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Лен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Лес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Луначарского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М.Горького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Москов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Наго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Октябрь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Парк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Первомай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Рабоч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Революции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Се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Степ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Серноводск</text:p>
          </table:table-cell>
          <table:table-cell office:value-type="string" table:style-name="ce8">
            <text:p>ул. Чапае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ерноводск</text:p>
          </table:table-cell>
          <table:table-cell office:value-type="string" table:style-name="ce7">
            <text:p>п. Красноярка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Андреев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Вознесен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Гар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Доро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Завод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Зеле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Калин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Каштан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Кирпи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Коноваловой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Кооператив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Малышевой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Мир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Нев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Н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Ново-Закам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Ново-Сад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Первомай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Победы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Привокз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Рабоч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Реч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Рябин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Свободы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Севе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Сквоз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7">
            <text:p>ул. Солн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7">
            <text:p>ул. Специалистов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7">
            <text:p>ул. Спортив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7">
            <text:p>ул. Степ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7">
            <text:p>ул. Сургут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7">
            <text:p>ул. Троиц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7">
            <text:p>ул. Цвето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7">
            <text:p>ул. Шевченко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7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7">
            <text:p>ул. Шоссей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Сургут</text:p>
          </table:table-cell>
          <table:table-cell office:value-type="string" table:style-name="ce7">
            <text:p>п. Сургут</text:p>
          </table:table-cell>
          <table:table-cell office:value-type="string" table:style-name="ce7">
            <text:p>ул. Юбилей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Демид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Заваль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Комар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Кооператив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Крас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Новостроев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Совхоз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Тракто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с. Орловка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с. Орловка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п. Запрудный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п. Нива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п. Нива</text:p>
          </table:table-cell>
          <table:table-cell office:value-type="string" table:style-name="ce8">
            <text:p>ул. Степ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п. Нива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п. Новая Орловка</text:p>
          </table:table-cell>
          <table:table-cell office:value-type="string" table:style-name="ce8">
            <text:p>ул. Степ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6"/>
          <table:table-cell office:value-type="string" table:style-name="ce7">
            <text:p>Сергиевский</text:p>
          </table:table-cell>
          <table:table-cell office:value-type="string" table:style-name="ce7">
            <text:p>СП Черновка</text:p>
          </table:table-cell>
          <table:table-cell office:value-type="string" table:style-name="ce7">
            <text:p>п. Новая Орловка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number-rows-repeated="1048159" table:style-name="ro2">
          <table:table-cell table:number-columns-repeated="16384"/>
        </table:table-row>
      </table:table>
      <table:database-ranges>
        <table:database-range table:target-range-address="общий.E413:общий.E415" table:contains-header="false">
          <table:sort>
            <table:sort-by table:field-number="0"/>
          </table:sort>
        </table:database-range>
        <table:database-range table:target-range-address="общий.A1:общий.E41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Полотцева Оксана Федоровна</dc:creator>
    <meta:creation-date>2019-06-03T08:41:39Z</meta:creation-date>
    <dc:date>2019-11-18T13:00:46Z</dc:date>
    <meta:print-date>2019-09-03T05:33:55Z</meta:print-date>
    <meta:editing-cycles>7</meta:editing-cycles>
    <meta:editing-duration>PT14029S</meta:editing-duration>
  </office:meta>
</office:document-meta>
</file>